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99b478" style:font-name="Consolas" fo:font-size="12.5pt" fo:font-weight="bold" style:font-name-asian="Consolas" style:font-size-asian="12.5pt" style:font-weight-asian="bold" style:font-name-complex="Consolas" style:font-size-complex="12.5pt" style:font-weight-complex="bold"/>
    </style:style>
    <style:style style:name="T2" style:family="text">
      <style:text-properties fo:color="#800000" style:font-name="Consolas" fo:font-size="12.5pt" fo:font-weight="bold" style:font-name-asian="Consolas" style:font-size-asian="12.5pt" style:font-weight-asian="bold" style:font-name-complex="Consolas" style:font-size-complex="12.5pt" style:font-weight-complex="bold"/>
    </style:style>
    <style:style style:name="T3" style:family="text">
      <style:text-properties fo:color="#000000" style:font-name="Consolas" fo:font-size="12.5pt" fo:font-weight="bold" style:font-name-asian="Consolas" style:font-size-asian="12.5pt" style:font-weight-asian="bold" style:font-name-complex="Consolas" style:font-size-complex="12.5pt" style:font-weight-complex="bold"/>
    </style:style>
    <style:style style:name="T4" style:family="text">
      <style:text-properties fo:color="#000000" style:font-name="Times New Roman" fo:font-size="12.5pt" fo:font-weight="bold" style:font-name-asian="Consolas" style:font-size-asian="12.5pt" style:font-weight-asian="bold" style:font-name-complex="Consolas" style:font-size-complex="12.5pt" style:font-weight-complex="bold"/>
    </style:style>
    <style:style style:name="T5" style:family="text">
      <style:text-properties fo:color="#000000" style:font-name="Times New Roman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T6" style:family="text">
      <style:text-properties fo:color="#000000" style:font-name="Times New Roman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T7" style:family="text"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ymagania</text:h>
      <text:p text:style-name="Text_20_body">Wymaganiem podstawowym jest komputer lub maszyna wirtualna z zainstalowanym systemem Windows 7 z zainstalowanym framework'iem .net 4.0.</text:p>
      <text:p text:style-name="Text_20_body">Pełne wykorzystanie wszystkich elementów pracy magisterskiej wymaga kilka aplikacji dodatkowo zainstalowanych na komputerze, w zależności od tego, co chcemy z pracy wykorzystywać. Naszym założeniem jest pełne wykorzystanie elementów pracy magisterskiej, więc kolejno omówimy wszystkie potrzebne aplikacje i biblioteki.</text:p>
      <text:h text:style-name="Heading_20_2" text:outline-level="2">Praca z źródłami biblioteki <text:s/>algorytmu drzew decyzyjnych oraz systemu zarządzania zadaniami.</text:h>
      <text:p text:style-name="Text_20_body">Podstawowym wymaganiem jest zainstalowane Visual Studio 2010. Darmową wersję IDE możemy ściągnąć ze strony <text:a xlink:type="simple" xlink:href="http://www.microsoft.com/visualstudio/en-us/products/2010-editions/express-iso">http://www.microsoft.com/visualstudio/en-us/products/2010-editions/express-iso</text:a> <text:s/>Kolejnym wymaganym oprogramowaniem jest Ms Sql Server 2008 R2. <text:s/>Również silnik relacyjnej bazy danych posiada darmowy odpowiednik: <text:a xlink:type="simple" xlink:href="http://www.microsoft.com/sqlserver/en/us/editions/express.aspx">http://www.microsoft.com/sqlserver/en/us/editions/express.aspx</text:a>.</text:p>
      <text:p text:style-name="Text_20_body"/>
      <text:p text:style-name="Text_20_body">Dodatkowo musimy mieć zainstalowany framework Microsoft ASP.NET MVC 3 (instalujemy za pomocą microsoft web installera) <text:a xlink:type="simple" xlink:href="http://www.microsoft.com/download/en/details.aspx?id=4211">http://www.microsoft.com/download/en/details.aspx?id=4211</text:a>. Wymagany jest też framework EntityFramework 4, który jest częścią frameworku .net 4, także w większości przypadków nie przejmujemy się tym wymaganiem.</text:p>
      <text:p text:style-name="Text_20_body"/>
      <text:h text:style-name="Heading_20_2" text:outline-level="2">Praca ze źródłami pisemnej części pracy magisterskiej</text:h>
      <text:p text:style-name="Text_20_body">Aby pracować ze źródłami pisemnej części pracy magisterskiej potrzebujemy mieć zainstalowane kilka rzeczy na naszym komputerze. Opis instalacji środowiska wykorzystywanego przez autora do pracy z latexem zawiera strona: <text:a xlink:type="simple" xlink:href="http://morony.pl/?p=136">http://morony.pl/?p=136</text:a> oraz <text:a xlink:type="simple" xlink:href="http://morony.pl/?p=146">http://morony.pl/?p=146</text:a>. Należy również pamiętać o ustawieniu kodowania edytora LED na Windows1250. Do zainstalowanego środowiska TeX wgrywamy bibliotekę stworzoną dla AGH na potrzeby pisania prac magisterskich ze strony: <text:a xlink:type="simple" xlink:href="http://home.agh.edu.pl/~mszpyrka/dydagh:latex">http://home.agh.edu.pl/~mszpyrka/dydagh:latex</text:a> <text:s/>(klasa aghdpl). Do budowania bibliografi używamy BibTeX, do budowania pracy używamy pdflatex.</text:p>
      <text:p text:style-name="Text_20_body"/>
      <text:h text:style-name="Heading_20_2" text:outline-level="2">Praca z projektem Visual Paradigm – diagramy dla stworzonego oprogramowania</text:h>
      <text:p text:style-name="Text_20_body">Do pracy z projektem Visual Paradigm potrzebujemy darmowej wersji tego oprogramowania: <text:a xlink:type="simple" xlink:href="http://www.visual-paradigm.com/download/vpuml.jsp?edition=ce">http://www.visual-paradigm.com/download/vpuml.jsp?edition=ce</text:a> . Za pomocą tej aplikacji możemy pracować z projektem MGR.vpp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Instalacja</text:h>
      <text:h text:style-name="Heading_20_2" text:outline-level="2">Baza danych</text:h>
      <text:p text:style-name="Text_20_body">Początkowo, musimy przygotować bazę danych. Zakładamy, że po przeczytaniu powyższego użytkownik ma zainstalowany serwer (w dowolnej wersji, np. Express), <text:s/>Ms Sql Server 2008 R2. Aby to zrobić, wykorzystamy backup bazy danych – db_backup_11_09_11.bak. Otwieramy Microsoft SQL Server Management Studio i logujemy się do swojego serwera bazy danych. Na drzewie baz danych (databases) klikamy na opcji Restore Database, nadajemy bazie nazwę TaskManagementDb oraz wybieramy nasz plik. Wybieramy najświeższy backup (11-09-11) i klikamy OK. W tym momencie mamy przygotowaną bazę danych z wszystkimi danymi stworzonymi na cele pracy magisterskiej.</text:p>
      <text:h text:style-name="Heading_20_2" text:outline-level="2">Serwer aplikacji</text:h>
      <text:p text:style-name="Text_20_body">Otwieramy Solution TaskManagement w Visual Studio 2010 &gt; professional lub Visual studio 2010 Web Express.</text:p>
      <text:p text:style-name="Text_20_body">Początkowo przechodzimy do pliku Web.Config i zmieniamy ustawienia connection string do bazy danych, tak aby odpowiadały naszym ustawieniom. Dodatkowo ustawiamy ścieżkę do pliku <text:span text:style-name="T1">db_management.xml</text:span><text:span text:style-name="T3">.</text:span><text:span text:style-name="T5"> </text:span><text:span text:style-name="T7">W appsettings. (plik znajduje się w projekcie startowym w katalogu App_Data).</text:span></text:p>
      <text:p text:style-name="Text_20_body"><text:s/>Ustawiamy projekt TaskManagement.Web na startowy i uruchamiamy aplikacje Ctrl+F5. Zostajemy nawigowani do domyślnej przeglądarki. Interesujący nas userzy: admin (administrator), slawek (menadżer) oraz np. jacek (programista). Wszyscy użytkownicy w systemie mają hasło: 2007!(*^.</text:p>
      <text:p text:style-name="Text_20_body"/>
      <text:p text:style-name="Text_20_body">W tym momencie możemy już do woli używać systemu zarządzania zadaniam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9M1S</meta:editing-duration>
    <meta:editing-cycles>26</meta:editing-cycles>
    <meta:generator>OpenOffice.org/3.3$Win32 OpenOffice.org_project/330m20$Build-9567</meta:generator>
    <dc:date>2011-09-11T21:53:34.20</dc:date>
    <dc:creator>Jacek Spólnik</dc:creator>
    <meta:document-statistic meta:table-count="0" meta:image-count="0" meta:object-count="0" meta:page-count="2" meta:paragraph-count="18" meta:word-count="431" meta:character-count="3617"/>
    <meta:user-defined meta:name="Info 1"/>
    <meta:user-defined meta:name="Info 2"/>
    <meta:user-defined meta:name="Info 3"/>
    <meta:user-defined meta:name="Info 4"/>
  </office:meta>
</office:document-meta>
</file>